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0755d8" officeooo:paragraph-rsid="000755d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0a25ed" officeooo:paragraph-rsid="000a25e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0b3463" officeooo:paragraph-rsid="000b346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0bae39" officeooo:paragraph-rsid="000bae3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0d56fb" officeooo:paragraph-rsid="000d56f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0eda13" officeooo:paragraph-rsid="000eda1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0755d8" officeooo:paragraph-rsid="000755d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0755d8" officeooo:paragraph-rsid="000755d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0755d8" officeooo:paragraph-rsid="0008447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0a25ed" officeooo:paragraph-rsid="0008447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0c1ace" officeooo:paragraph-rsid="000c1ac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4pt" style:text-underline-style="solid" style:text-underline-width="auto" style:text-underline-color="font-color" fo:font-weight="bold" officeooo:rsid="000755d8" officeooo:paragraph-rsid="000755d8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447b" style:font-weight-asian="normal" style:font-weight-complex="normal"/>
    </style:style>
    <style:style style:name="T3" style:family="text">
      <style:text-properties fo:font-weight="normal" officeooo:rsid="0008606a" style:font-weight-asian="normal" style:font-weight-complex="normal"/>
    </style:style>
    <style:style style:name="T4" style:family="text">
      <style:text-properties fo:font-weight="normal" officeooo:rsid="0008e336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0bae39"/>
    </style:style>
    <style:style style:name="T8" style:family="text">
      <style:text-properties officeooo:rsid="0008447b"/>
    </style:style>
    <style:style style:name="T9" style:family="text">
      <style:text-properties officeooo:rsid="000d0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irements Specification</text:p>
      <text:p text:style-name="P1"/>
      <text:p text:style-name="P1">Functional Requirements</text:p>
      <text:p text:style-name="P7"/>
      <text:p text:style-name="P8">FR1.0: <text:s/>Get user's location</text:p>
      <text:p text:style-name="P8"><text:tab/>FR1.0 – Collect wireless data</text:p>
      <text:p text:style-name="P8"><text:span text:style-name="T1"><text:tab/>FR1.01: Scan for wireless networks</text:span></text:p>
      <text:p text:style-name="P8"><text:span text:style-name="T1"><text:tab/>FR1.02: Collect MAC addresses of available networks</text:span></text:p>
      <text:p text:style-name="P8"><text:span text:style-name="T1"><text:tab/>FR1.03: Filter out duplicate networks ( different SSIDs, with different MAC addresses, <text:tab/>projecting from the same router ) </text:span></text:p>
      <text:p text:style-name="P8"><text:span text:style-name="T1"><text:tab/></text:span></text:p>
      <text:p text:style-name="P8"><text:span text:style-name="T1"><text:tab/></text:span>FR1.1 – Use wireless data to find location</text:p>
      <text:p text:style-name="P8"><text:span text:style-name="T1"><text:tab/>FR1.11: Compare available MAC wireless points with data stored in SQLLite database to <text:tab/>ascertain user location</text:span></text:p>
      <text:p text:style-name="P8"/>
      <text:p text:style-name="P8"><text:span text:style-name="T1"><text:tab/></text:span>FR1.2 – Inform user of location</text:p>
      <text:p text:style-name="P8"><text:tab/><text:span text:style-name="T1">FR1.21: Display data retrieved from database to user</text:span></text:p>
      <text:p text:style-name="P8"><text:span text:style-name="T1"><text:tab/></text:span></text:p>
      <text:p text:style-name="P8"><text:span text:style-name="T1"><text:tab/></text:span>FR1.3 – Give user extra locational information</text:p>
      <text:p text:style-name="P8"><text:span text:style-name="T1"><text:tab/>FR1.31: Display fact / information about user's current location</text:span></text:p>
      <text:p text:style-name="P8"/>
      <text:p text:style-name="P8">FR2.0: <text:span text:style-name="T8">Route-finding</text:span></text:p>
      <text:p text:style-name="P8"><text:tab/><text:span text:style-name="T8">FR2.0 – Retrieve target location</text:span></text:p>
      <text:p text:style-name="P8"><text:tab/><text:span text:style-name="T2">FR2.01: Widget for user to input location</text:span></text:p>
      <text:p text:style-name="P8"><text:span text:style-name="T2"><text:tab/>FR2.011: Autocomplete for input field</text:span></text:p>
      <text:p text:style-name="P8"/>
      <text:p text:style-name="P8"><text:span text:style-name="T2"><text:tab/></text:span><text:span text:style-name="T8">FR2.1 – Create route to target location</text:span></text:p>
      <text:p text:style-name="P8"><text:span text:style-name="T1"><text:tab/></text:span><text:span text:style-name="T2">FR2.11: Load directed graph</text:span></text:p>
      <text:p text:style-name="P9"><text:span text:style-name="T2"><text:tab/>FR2.12: Use path-finding algorithm ( Dijkstra's, experiment with others ) to find optimal <text:tab/>path to user's selected destination</text:span></text:p>
      <text:p text:style-name="P9"/>
      <text:p text:style-name="P9"><text:span text:style-name="T8">FR3.0: Data collection</text:span></text:p>
      <text:p text:style-name="P9"><text:span text:style-name="T2"><text:tab/></text:span><text:span text:style-name="T8">FR3.0 – Collect contextual data – room utilisation</text:span></text:p>
      <text:p text:style-name="P9"><text:span text:style-name="T2"><text:tab/>FR3.01: Store current location information when user moves to new area</text:span></text:p>
      <text:p text:style-name="P9"><text:span text:style-name="T2"><text:tab/>FR3.02: If user does not move to new area then store records containing timestamp and <text:tab/>location</text:span></text:p>
      <text:p text:style-name="P9"><text:span text:style-name="T2"><text:tab/>FR3.03: Once user has moved to a new area, send locational data and begin process again</text:span></text:p>
      <text:p text:style-name="P9"/>
      <text:p text:style-name="P9"><text:span text:style-name="T2"><text:tab/></text:span><text:span text:style-name="T8">FR3.1 – Collect contextual data – wireless access point functionality / preference</text:span></text:p>
      <text:p text:style-name="P9"><text:tab/><text:span text:style-name="T2">FR3.11: </text:span><text:span text:style-name="T3">On connect to new wireless point, store point connected to</text:span></text:p>
      <text:p text:style-name="P9"><text:span text:style-name="T3"><text:tab/>FR3.12: On connect to new wireless point, check if location is the same – if it is then send <text:tab/>previous wireless point </text:span><text:span text:style-name="T4">data</text:span></text:p>
      <text:p text:style-name="P10"/>
      <text:p text:style-name="P11">FR4.0: Social Integration</text:p>
      <text:p text:style-name="P11"><text:tab/><text:span text:style-name="T9">FR4.0 – Facebook Event Integrati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ata Requirements</text:p>
      <text:p text:style-name="P2"/>
      <text:p text:style-name="P2"><text:span text:style-name="T5">DR1.0: Location / MAC address database, containing LocationID, LocationName, MACOne, MACTwo, and MACThree</text:span></text:p>
      <text:p text:style-name="P2"/>
      <text:p text:style-name="P3"><text:span text:style-name="T5">DR2.0: Directed Graph, containing vertices representing each location in DR1.0, and edges connecting locations from which a neighbouring location can be reached</text:span></text:p>
      <text:p text:style-name="P3"/>
      <text:p text:style-name="P3"><text:span text:style-name="T5">DR3.0: </text:span><text:span text:style-name="T7">Database to store data from FR3.0</text:span></text:p>
      <text:p text:style-name="P3"/>
      <text:p text:style-name="P4"><text:span text:style-name="T5">DR4.0: Database to store data from FR3.1</text:span></text:p>
      <text:p text:style-name="P4"/>
      <text:p text:style-name="P4"/>
      <text:p text:style-name="P5">Non-Functional Requirements</text:p>
      <text:p text:style-name="P5"/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9:07:06.160418488</meta:creation-date>
    <dc:date>2014-12-02T19:59:10.711927435</dc:date>
    <meta:editing-duration>PT40M43S</meta:editing-duration>
    <meta:editing-cycles>11</meta:editing-cycles>
    <meta:generator>LibreOffice/4.2.6.3$Linux_X86_64 LibreOffice_project/420m0$Build-3</meta:generator>
    <meta:document-statistic meta:table-count="0" meta:image-count="0" meta:object-count="0" meta:page-count="2" meta:paragraph-count="38" meta:word-count="294" meta:character-count="2047" meta:non-whitespace-character-count="1744"/>
  </office:meta>
</office:document-meta>
</file>